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61H19M06.550051S" calcext:value-type="time">
            <text:p>561:1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Easter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9]-[.B119] &gt; 0; [.C119]-[.B11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08H35M25.037051S" calcext:value-type="time">
            <text:p>08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1:46:03.776017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4-25T18:13:34.232518224</dc:date>
    <dc:creator>Benjamin Laws</dc:creator>
    <meta:editing-duration>P23DT13H5M58S</meta:editing-duration>
    <meta:editing-cycles>628</meta:editing-cycles>
    <meta:generator>LibreOffice/7.2.6.2$MacOSX_X86_64 LibreOffice_project/b0ec3a565991f7569a5a7f5d24fed7f52653d754</meta:generator>
    <meta:document-statistic meta:table-count="2" meta:cell-count="891" meta:object-count="0"/>
  </office:meta>
</office:document-meta>
</file>